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3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iffies</text:p>
          </table:table-cell>
          <table:table-cell office:value-type="string">
            <text:p>min_flt</text:p>
          </table:table-cell>
          <table:table-cell office:value-type="string">
            <text:p>maj_flt</text:p>
          </table:table-cell>
          <table:table-cell office:value-type="string">
            <text:p>time</text:p>
          </table:table-cell>
          <table:table-cell>
            <draw:frame table:end-cell-address="Sheet1.Y54" table:end-x="0.0079in" table:end-y="0.0835in" draw:z-index="0" draw:style-name="gr1" svg:width="17.6886in" svg:height="9.4705in" svg:x="0.1in" svg:y="0in">
              <draw:object draw:notify-on-update-of-ranges="Sheet1.A2:Sheet1.A414 Sheet1.A1:Sheet1.A1 B2:Sheet1.B4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95533886">
            <text:p>4295533886</text:p>
          </table:table-cell>
          <table:table-cell office:value-type="float" office:value="13511">
            <text:p>1351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295533936">
            <text:p>4295533936</text:p>
          </table:table-cell>
          <table:table-cell office:value-type="float" office:value="17923">
            <text:p>1792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533986">
            <text:p>4295533986</text:p>
          </table:table-cell>
          <table:table-cell office:value-type="float" office:value="13162">
            <text:p>1316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295534036">
            <text:p>42955340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086">
            <text:p>42955340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136">
            <text:p>42955341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186">
            <text:p>42955341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236">
            <text:p>42955342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286">
            <text:p>42955342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336">
            <text:p>42955343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386">
            <text:p>42955343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436">
            <text:p>42955344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486">
            <text:p>42955344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536">
            <text:p>42955345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586">
            <text:p>42955345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636">
            <text:p>42955346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686">
            <text:p>42955346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736">
            <text:p>42955347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786">
            <text:p>42955347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836">
            <text:p>42955348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886">
            <text:p>4295534886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534936">
            <text:p>42955349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4986">
            <text:p>4295534986</text:p>
          </table:table-cell>
          <table:table-cell office:value-type="float" office:value="2813">
            <text:p>28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95535036">
            <text:p>4295535036</text:p>
          </table:table-cell>
          <table:table-cell office:value-type="float" office:value="14658">
            <text:p>1465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295535086">
            <text:p>4295535086</text:p>
          </table:table-cell>
          <table:table-cell office:value-type="float" office:value="10695">
            <text:p>1069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4295535136">
            <text:p>42955351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186">
            <text:p>42955351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236">
            <text:p>42955352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286">
            <text:p>42955352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336">
            <text:p>42955353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386">
            <text:p>42955353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436">
            <text:p>42955354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486">
            <text:p>42955354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536">
            <text:p>42955355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586">
            <text:p>42955355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636">
            <text:p>42955356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686">
            <text:p>42955356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736">
            <text:p>42955357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786">
            <text:p>42955357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836">
            <text:p>42955358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886">
            <text:p>4295535886</text:p>
          </table:table-cell>
          <table:table-cell office:value-type="float" office:value="1916">
            <text:p>19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535936">
            <text:p>42955359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5986">
            <text:p>42955359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036">
            <text:p>42955360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086">
            <text:p>4295536086</text:p>
          </table:table-cell>
          <table:table-cell office:value-type="float" office:value="4924">
            <text:p>492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295536136">
            <text:p>4295536136</text:p>
          </table:table-cell>
          <table:table-cell office:value-type="float" office:value="14321">
            <text:p>1432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295536186">
            <text:p>42955361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236">
            <text:p>42955362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286">
            <text:p>42955362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336">
            <text:p>42955363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386">
            <text:p>42955363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436">
            <text:p>42955364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486">
            <text:p>42955364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536">
            <text:p>42955365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586">
            <text:p>42955365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636">
            <text:p>42955366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686">
            <text:p>42955366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736">
            <text:p>42955367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786">
            <text:p>429553678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836">
            <text:p>429553683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887">
            <text:p>4295536887</text:p>
          </table:table-cell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536937">
            <text:p>42955369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6987">
            <text:p>4295536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037">
            <text:p>4295537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087">
            <text:p>4295537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137">
            <text:p>4295537137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537187">
            <text:p>4295537187</text:p>
          </table:table-cell>
          <table:table-cell office:value-type="float" office:value="12849">
            <text:p>1284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295537237">
            <text:p>42955372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287">
            <text:p>42955372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337">
            <text:p>42955373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387">
            <text:p>4295537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437">
            <text:p>42955374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487">
            <text:p>42955374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537">
            <text:p>42955375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587">
            <text:p>42955375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637">
            <text:p>42955376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687">
            <text:p>42955376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737">
            <text:p>42955377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787">
            <text:p>42955377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837">
            <text:p>42955378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7887">
            <text:p>4295537887</text:p>
          </table:table-cell>
          <table:table-cell office:value-type="float" office:value="1228">
            <text:p>122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537937">
            <text:p>4295537937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537987">
            <text:p>4295537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037">
            <text:p>4295538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087">
            <text:p>4295538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137">
            <text:p>4295538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187">
            <text:p>4295538187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95538237">
            <text:p>4295538237</text:p>
          </table:table-cell>
          <table:table-cell office:value-type="float" office:value="8655">
            <text:p>865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295538287">
            <text:p>42955382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337">
            <text:p>42955383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387">
            <text:p>4295538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437">
            <text:p>42955384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487">
            <text:p>42955384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537">
            <text:p>42955385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587">
            <text:p>42955385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637">
            <text:p>42955386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687">
            <text:p>42955386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737">
            <text:p>42955387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787">
            <text:p>42955387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837">
            <text:p>42955388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887">
            <text:p>42955388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8937">
            <text:p>4295538937</text:p>
          </table:table-cell>
          <table:table-cell office:value-type="float" office:value="1863">
            <text:p>18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538987">
            <text:p>4295538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037">
            <text:p>4295539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087">
            <text:p>4295539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137">
            <text:p>4295539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187">
            <text:p>42955391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237">
            <text:p>4295539237</text:p>
          </table:table-cell>
          <table:table-cell office:value-type="float" office:value="3077">
            <text:p>307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539287">
            <text:p>4295539287</text:p>
          </table:table-cell>
          <table:table-cell office:value-type="float" office:value="3040">
            <text:p>304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539337">
            <text:p>42955393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387">
            <text:p>4295539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437">
            <text:p>42955394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487">
            <text:p>42955394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537">
            <text:p>42955395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587">
            <text:p>42955395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637">
            <text:p>42955396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687">
            <text:p>42955396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737">
            <text:p>42955397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787">
            <text:p>42955397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837">
            <text:p>42955398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887">
            <text:p>42955398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39937">
            <text:p>4295539937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539987">
            <text:p>4295539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037">
            <text:p>4295540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087">
            <text:p>4295540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137">
            <text:p>4295540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187">
            <text:p>42955401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237">
            <text:p>42955402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287">
            <text:p>4295540287</text:p>
          </table:table-cell>
          <table:table-cell office:value-type="float" office:value="4093">
            <text:p>409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295540337">
            <text:p>42955403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387">
            <text:p>4295540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437">
            <text:p>42955404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487">
            <text:p>42955404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537">
            <text:p>42955405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587">
            <text:p>42955405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637">
            <text:p>42955406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687">
            <text:p>42955406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737">
            <text:p>42955407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787">
            <text:p>42955407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837">
            <text:p>42955408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887">
            <text:p>42955408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0937">
            <text:p>4295540937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0987">
            <text:p>4295540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037">
            <text:p>4295541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087">
            <text:p>4295541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137">
            <text:p>4295541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187">
            <text:p>42955411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237">
            <text:p>42955412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287">
            <text:p>4295541287</text:p>
          </table:table-cell>
          <table:table-cell office:value-type="float" office:value="2820">
            <text:p>2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4295541337">
            <text:p>42955413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387">
            <text:p>4295541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437">
            <text:p>42955414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487">
            <text:p>42955414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537">
            <text:p>42955415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587">
            <text:p>42955415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637">
            <text:p>42955416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687">
            <text:p>42955416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737">
            <text:p>42955417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787">
            <text:p>42955417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837">
            <text:p>42955418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887">
            <text:p>42955418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1937">
            <text:p>4295541937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1987">
            <text:p>4295541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037">
            <text:p>4295542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087">
            <text:p>4295542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137">
            <text:p>4295542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187">
            <text:p>42955421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237">
            <text:p>42955422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287">
            <text:p>429554228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542337">
            <text:p>4295542337</text:p>
          </table:table-cell>
          <table:table-cell office:value-type="float" office:value="1957">
            <text:p>19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95542387">
            <text:p>4295542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437">
            <text:p>42955424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487">
            <text:p>42955424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537">
            <text:p>42955425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587">
            <text:p>42955425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637">
            <text:p>42955426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687">
            <text:p>42955426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737">
            <text:p>42955427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787">
            <text:p>42955427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837">
            <text:p>42955428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887">
            <text:p>42955428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2937">
            <text:p>4295542937</text:p>
          </table:table-cell>
          <table:table-cell office:value-type="float" office:value="1753">
            <text:p>17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2987">
            <text:p>4295542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037">
            <text:p>4295543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087">
            <text:p>4295543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137">
            <text:p>4295543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187">
            <text:p>42955431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237">
            <text:p>42955432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287">
            <text:p>42955432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337">
            <text:p>4295543337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95543387">
            <text:p>42955433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437">
            <text:p>42955434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487">
            <text:p>42955434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537">
            <text:p>42955435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587">
            <text:p>42955435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637">
            <text:p>42955436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687">
            <text:p>42955436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737">
            <text:p>42955437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787">
            <text:p>42955437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837">
            <text:p>42955438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887">
            <text:p>42955438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3937">
            <text:p>4295543937</text:p>
          </table:table-cell>
          <table:table-cell office:value-type="float" office:value="1655">
            <text:p>16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3987">
            <text:p>42955439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037">
            <text:p>42955440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087">
            <text:p>42955440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137">
            <text:p>42955441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187">
            <text:p>42955441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237">
            <text:p>429554423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287">
            <text:p>429554428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338">
            <text:p>4295544338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95544388">
            <text:p>42955443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438">
            <text:p>4295544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488">
            <text:p>4295544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538">
            <text:p>4295544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588">
            <text:p>4295544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638">
            <text:p>4295544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688">
            <text:p>4295544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738">
            <text:p>4295544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788">
            <text:p>4295544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838">
            <text:p>4295544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888">
            <text:p>4295544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4938">
            <text:p>4295544938</text:p>
          </table:table-cell>
          <table:table-cell office:value-type="float" office:value="1679">
            <text:p>16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544988">
            <text:p>42955449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038">
            <text:p>4295545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088">
            <text:p>4295545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138">
            <text:p>4295545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188">
            <text:p>4295545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238">
            <text:p>4295545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288">
            <text:p>4295545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338">
            <text:p>4295545338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545388">
            <text:p>42955453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438">
            <text:p>4295545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488">
            <text:p>4295545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538">
            <text:p>4295545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588">
            <text:p>4295545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638">
            <text:p>4295545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688">
            <text:p>4295545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738">
            <text:p>4295545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788">
            <text:p>4295545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838">
            <text:p>4295545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888">
            <text:p>4295545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5938">
            <text:p>4295545938</text:p>
          </table:table-cell>
          <table:table-cell office:value-type="float" office:value="1607">
            <text:p>16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545988">
            <text:p>42955459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038">
            <text:p>4295546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088">
            <text:p>4295546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138">
            <text:p>4295546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188">
            <text:p>4295546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238">
            <text:p>4295546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288">
            <text:p>4295546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338">
            <text:p>4295546338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546388">
            <text:p>42955463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438">
            <text:p>4295546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488">
            <text:p>4295546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538">
            <text:p>4295546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588">
            <text:p>4295546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638">
            <text:p>4295546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688">
            <text:p>4295546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738">
            <text:p>4295546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788">
            <text:p>4295546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838">
            <text:p>4295546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888">
            <text:p>4295546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6938">
            <text:p>4295546938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95546988">
            <text:p>4295546988</text:p>
          </table:table-cell>
          <table:table-cell office:value-type="float" office:value="1218">
            <text:p>12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95547038">
            <text:p>4295547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088">
            <text:p>4295547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138">
            <text:p>4295547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188">
            <text:p>4295547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238">
            <text:p>4295547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288">
            <text:p>4295547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338">
            <text:p>4295547338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547388">
            <text:p>429554738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547438">
            <text:p>4295547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488">
            <text:p>4295547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538">
            <text:p>4295547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588">
            <text:p>4295547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638">
            <text:p>4295547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688">
            <text:p>4295547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738">
            <text:p>4295547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788">
            <text:p>4295547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838">
            <text:p>4295547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888">
            <text:p>4295547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938">
            <text:p>42955479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7988">
            <text:p>4295547988</text:p>
          </table:table-cell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8038">
            <text:p>4295548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088">
            <text:p>4295548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138">
            <text:p>4295548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188">
            <text:p>4295548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238">
            <text:p>4295548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288">
            <text:p>4295548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338">
            <text:p>42955483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388">
            <text:p>4295548388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8438">
            <text:p>4295548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488">
            <text:p>4295548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538">
            <text:p>4295548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588">
            <text:p>4295548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638">
            <text:p>4295548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688">
            <text:p>4295548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738">
            <text:p>4295548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788">
            <text:p>4295548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838">
            <text:p>4295548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888">
            <text:p>4295548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938">
            <text:p>42955489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8988">
            <text:p>4295548988</text:p>
          </table:table-cell>
          <table:table-cell office:value-type="float" office:value="1585">
            <text:p>158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9038">
            <text:p>4295549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088">
            <text:p>4295549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138">
            <text:p>4295549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188">
            <text:p>4295549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238">
            <text:p>4295549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288">
            <text:p>4295549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338">
            <text:p>42955493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388">
            <text:p>4295549388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49438">
            <text:p>4295549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488">
            <text:p>4295549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538">
            <text:p>4295549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588">
            <text:p>4295549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638">
            <text:p>4295549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688">
            <text:p>4295549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738">
            <text:p>4295549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788">
            <text:p>4295549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838">
            <text:p>4295549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888">
            <text:p>4295549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938">
            <text:p>42955499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49988">
            <text:p>4295549988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550038">
            <text:p>4295550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088">
            <text:p>4295550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138">
            <text:p>4295550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188">
            <text:p>4295550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238">
            <text:p>4295550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288">
            <text:p>4295550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338">
            <text:p>42955503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388">
            <text:p>429555038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50438">
            <text:p>4295550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488">
            <text:p>4295550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538">
            <text:p>4295550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588">
            <text:p>4295550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638">
            <text:p>4295550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688">
            <text:p>4295550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738">
            <text:p>4295550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788">
            <text:p>4295550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838">
            <text:p>4295550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888">
            <text:p>4295550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938">
            <text:p>42955509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0988">
            <text:p>4295550988</text:p>
          </table:table-cell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51038">
            <text:p>4295551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088">
            <text:p>4295551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138">
            <text:p>4295551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188">
            <text:p>4295551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238">
            <text:p>4295551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288">
            <text:p>4295551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338">
            <text:p>42955513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388">
            <text:p>429555138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51438">
            <text:p>4295551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488">
            <text:p>4295551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538">
            <text:p>4295551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588">
            <text:p>4295551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638">
            <text:p>4295551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688">
            <text:p>4295551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738">
            <text:p>4295551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788">
            <text:p>4295551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838">
            <text:p>4295551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888">
            <text:p>4295551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938">
            <text:p>42955519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1988">
            <text:p>4295551988</text:p>
          </table:table-cell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52038">
            <text:p>4295552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088">
            <text:p>4295552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138">
            <text:p>4295552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188">
            <text:p>4295552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238">
            <text:p>4295552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288">
            <text:p>4295552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338">
            <text:p>42955523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388">
            <text:p>429555238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552438">
            <text:p>4295552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488">
            <text:p>4295552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538">
            <text:p>4295552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588">
            <text:p>4295552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638">
            <text:p>4295552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688">
            <text:p>4295552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738">
            <text:p>4295552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788">
            <text:p>4295552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838">
            <text:p>4295552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888">
            <text:p>4295552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938">
            <text:p>42955529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2988">
            <text:p>4295552988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95553038">
            <text:p>4295553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088">
            <text:p>4295553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138">
            <text:p>4295553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188">
            <text:p>4295553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238">
            <text:p>4295553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288">
            <text:p>4295553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338">
            <text:p>42955533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388">
            <text:p>429555338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553438">
            <text:p>42955534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488">
            <text:p>42955534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538">
            <text:p>42955535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588">
            <text:p>42955535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638">
            <text:p>42955536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688">
            <text:p>42955536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738">
            <text:p>42955537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788">
            <text:p>42955537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838">
            <text:p>42955538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888">
            <text:p>42955538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938">
            <text:p>42955539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3988">
            <text:p>4295553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554038">
            <text:p>42955540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4088">
            <text:p>42955540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4138">
            <text:p>42955541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4188">
            <text:p>42955541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4238">
            <text:p>42955542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4288">
            <text:p>429555428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4338">
            <text:p>429555433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554388">
            <text:p>42955543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554438">
            <text:p>4295554438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554488">
            <text:p>429555448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read</text:p>
          </table:table-cell>
          <table:table-cell office:value-type="float" office:value="413">
            <text:p>413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/>
        </table:table-row>
        <table:table-row table:style-name="ro1">
          <table:table-cell/>
          <table:table-cell table:formula="of:=SUM([.B2:.B414])" office:value-type="float" office:value="165819">
            <text:p>165819</text:p>
          </table:table-cell>
          <table:table-cell/>
          <table:table-cell table:formula="of:=SUM([.D2:.D414])" office:value-type="float" office:value="740">
            <text:p>74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00:5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2T00:56:42</dc:date>
    <dc:creator>Benjamin </dc:creator>
    <meta:generator>OpenOffice.org/3.2$Linux OpenOffice.org_project/320m19$Build-9505</meta:generator>
    <meta:editing-duration>PT01H20M38S</meta:editing-duration>
    <meta:editing-cycles>2</meta:editing-cycles>
    <meta:document-statistic meta:table-count="1" meta:cell-count="16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93cm" svg:height="24.056cm" xlink:href=".." chart:class="chart:bar" chart:style-name="ch1">
        <chart:legend chart:legend-position="end" svg:x="42.747cm" svg:y="11.746cm" chart:style-name="ch2"/>
        <chart:plot-area chart:style-name="ch3" table:cell-range-address="Sheet1.A1:Sheet1.A414 B2:Sheet1.B414" chart:data-source-has-labels="both" svg:x="0.898cm" svg:y="0.481cm" svg:width="40.952cm" svg:height="22.613cm">
          <chart:axis chart:dimension="x" chart:name="primary-x" chart:style-name="ch4">
            <chart:categories table:cell-range-address="Sheet1.A2:Sheet1.A4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2:Sheet1.B414" chart:label-cell-address="Sheet1.A1:Sheet1.A1" chart:class="chart:bar">
            <chart:data-point chart:repeated="4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jiffi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4">4295533886</text:p>
              </table:table-cell>
              <table:table-cell office:value-type="float" office:value="13511">
                <text:p text:id="B2:Sheet1.B414">13511</text:p>
              </table:table-cell>
            </table:table-row>
            <table:table-row>
              <table:table-cell office:value-type="string">
                <text:p>4295533936</text:p>
              </table:table-cell>
              <table:table-cell office:value-type="float" office:value="17923">
                <text:p>17923</text:p>
              </table:table-cell>
            </table:table-row>
            <table:table-row>
              <table:table-cell office:value-type="string">
                <text:p>4295533986</text:p>
              </table:table-cell>
              <table:table-cell office:value-type="float" office:value="13162">
                <text:p>13162</text:p>
              </table:table-cell>
            </table:table-row>
            <table:table-row>
              <table:table-cell office:value-type="string">
                <text:p>429553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88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29553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4986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4295535036</text:p>
              </table:table-cell>
              <table:table-cell office:value-type="float" office:value="14658">
                <text:p>14658</text:p>
              </table:table-cell>
            </table:table-row>
            <table:table-row>
              <table:table-cell office:value-type="string">
                <text:p>4295535086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429553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886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4295535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5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086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string">
                <text:p>4295536136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4295536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887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429553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6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13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295537187</text:p>
              </table:table-cell>
              <table:table-cell office:value-type="float" office:value="12849">
                <text:p>12849</text:p>
              </table:table-cell>
            </table:table-row>
            <table:table-row>
              <table:table-cell office:value-type="string">
                <text:p>4295537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788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429553793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4295537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18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295538237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429553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893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295538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237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4295539287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295539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39937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429553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287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4295540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0937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42955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287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429554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1937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429554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542337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429554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2937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429554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337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4295543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3937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42955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33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29554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4938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4295544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33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295545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5938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4295545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33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295546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693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295546988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429554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33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955473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9554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798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4295548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38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955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898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4295549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38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95549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4998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429555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3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95550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0988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429555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3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555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1988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429555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3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555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2988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2955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3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5553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3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55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55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5544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